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2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bold"/>
    </style:style>
    <style:style style:name="P14" style:family="paragraph" style:parent-style-name="Standard" style:list-style-name="L4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 style:list-style-name="L6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 style:list-style-name="L7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 style:list-style-name="L9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 style:list-style-name="L11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 style:list-style-name="L12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 style:list-style-name="L15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 style:list-style-name="L16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 style:list-style-name="L18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 style:list-style-name="L8">
      <style:text-properties fo:font-size="12pt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P24" style:family="paragraph" style:parent-style-name="Standard" style:list-style-name="L17">
      <style:text-properties fo:font-size="12pt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P25" style:family="paragraph" style:parent-style-name="Standard" style:list-style-name="L14">
      <style:text-properties fo:font-size="12pt" fo:font-style="italic" style:text-underline-style="none" fo:font-weight="normal" style:font-size-asian="1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 style:list-style-name="L2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bold"/>
    </style:style>
    <style:style style:name="P27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4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6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7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9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11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12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15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16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18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19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8">
      <style:text-properties fo:font-size="12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39" style:family="paragraph" style:parent-style-name="Standard" style:list-style-name="L10">
      <style:text-properties fo:font-size="12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40" style:family="paragraph" style:parent-style-name="Standard" style:list-style-name="L17">
      <style:text-properties fo:font-size="12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41" style:family="paragraph" style:parent-style-name="Standard" style:list-style-name="L14">
      <style:text-properties fo:font-size="12pt" fo:font-style="normal" style:text-underline-style="none" fo:font-weight="normal" style:font-size-asian="1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 style:list-style-name="L3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4" style:family="paragraph" style:parent-style-name="Standard" style:list-style-name="L4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5" style:family="paragraph" style:parent-style-name="Standard" style:list-style-name="L5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6" style:family="paragraph" style:parent-style-name="Standard" style:list-style-name="L6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7" style:family="paragraph" style:parent-style-name="Standard" style:list-style-name="L7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8" style:family="paragraph" style:parent-style-name="Standard" style:list-style-name="L9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9" style:family="paragraph" style:parent-style-name="Standard" style:list-style-name="L11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0" style:family="paragraph" style:parent-style-name="Standard" style:list-style-name="L12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1" style:family="paragraph" style:parent-style-name="Standard" style:list-style-name="L13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2" style:family="paragraph" style:parent-style-name="Standard" style:list-style-name="L15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3" style:family="paragraph" style:parent-style-name="Standard" style:list-style-name="L16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4" style:family="paragraph" style:parent-style-name="Standard" style:list-style-name="L18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5" style:family="paragraph" style:parent-style-name="Standard" style:list-style-name="L8">
      <style:text-properties fo:font-size="12pt" style:text-underline-style="none" fo:font-weight="normal" style:font-size-asian="15pt" style:font-weight-asian="normal" style:font-size-complex="15pt" style:font-weight-complex="normal"/>
    </style:style>
    <style:style style:name="P56" style:family="paragraph" style:parent-style-name="Standard" style:list-style-name="L10">
      <style:text-properties fo:font-size="12pt" style:text-underline-style="none" fo:font-weight="normal" style:font-size-asian="15pt" style:font-weight-asian="normal" style:font-size-complex="15pt" style:font-weight-complex="normal"/>
    </style:style>
    <style:style style:name="P57" style:family="paragraph" style:parent-style-name="Standard" style:list-style-name="L17">
      <style:text-properties fo:font-size="12pt" style:text-underline-style="none" fo:font-weight="normal" style:font-size-asian="15pt" style:font-weight-asian="normal" style:font-size-complex="15pt" style:font-weight-complex="normal"/>
    </style:style>
    <style:style style:name="P58" style:family="paragraph" style:parent-style-name="Standard" style:list-style-name="L14">
      <style:text-properties fo:font-size="12pt" style:text-underline-style="none" fo:font-weight="normal" style:font-size-asian="15pt" style:font-weight-asian="normal" style:font-size-complex="12pt" style:font-weight-complex="normal"/>
    </style:style>
    <style:style style:name="P59" style:family="paragraph" style:parent-style-name="Standard" style:list-style-name="L3">
      <style:text-properties fo:font-style="italic" style:font-style-asian="italic" style:font-style-complex="italic"/>
    </style:style>
    <style:style style:name="P60" style:family="paragraph" style:parent-style-name="Standard" style:list-style-name="L27">
      <style:text-properties fo:font-style="italic" style:font-style-asian="italic" style:font-style-complex="italic"/>
    </style:style>
    <style:style style:name="P61" style:family="paragraph" style:parent-style-name="Standard" style:list-style-name="L29">
      <style:text-properties fo:font-style="italic" style:font-style-asian="italic" style:font-style-complex="italic"/>
    </style:style>
    <style:style style:name="P62" style:family="paragraph" style:parent-style-name="Standard" style:list-style-name="L23">
      <style:text-properties fo:font-style="italic" fo:font-weight="normal" style:font-style-asian="italic" style:font-weight-asian="normal" style:font-style-complex="italic" style:font-weight-complex="normal"/>
    </style:style>
    <style:style style:name="P63" style:family="paragraph" style:parent-style-name="Standard" style:list-style-name="L28">
      <style:text-properties fo:font-style="italic" fo:font-weight="normal" style:font-style-asian="italic" style:font-weight-asian="normal" style:font-style-complex="italic" style:font-weight-complex="normal"/>
    </style:style>
    <style:style style:name="P64" style:family="paragraph" style:parent-style-name="Standard" style:list-style-name="L31">
      <style:text-properties fo:font-style="italic" fo:font-weight="normal" style:font-style-asian="italic" style:font-weight-asian="normal" style:font-style-complex="italic" style:font-weight-complex="normal"/>
    </style:style>
    <style:style style:name="P65" style:family="paragraph" style:parent-style-name="Standard" style:list-style-name="L10">
      <style:text-properties style:text-underline-style="none" fo:font-weight="normal" style:font-weight-asian="normal" style:font-weight-complex="normal"/>
    </style:style>
    <style:style style:name="P66" style:family="paragraph" style:parent-style-name="Standard" style:list-style-name="L19"/>
    <style:style style:name="P67" style:family="paragraph" style:parent-style-name="Standard" style:list-style-name="L20"/>
    <style:style style:name="P68" style:family="paragraph" style:parent-style-name="Standard" style:list-style-name="L21">
      <style:text-properties fo:font-weight="normal" style:font-weight-asian="normal" style:font-weight-complex="normal"/>
    </style:style>
    <style:style style:name="P69" style:family="paragraph" style:parent-style-name="Standard" style:list-style-name="L22">
      <style:text-properties fo:font-weight="normal" style:font-weight-asian="normal" style:font-weight-complex="normal"/>
    </style:style>
    <style:style style:name="P70" style:family="paragraph" style:parent-style-name="Standard" style:list-style-name="L23">
      <style:text-properties fo:font-weight="normal" style:font-weight-asian="normal" style:font-weight-complex="normal"/>
    </style:style>
    <style:style style:name="P71" style:family="paragraph" style:parent-style-name="Standard" style:list-style-name="L24">
      <style:text-properties fo:font-weight="normal" style:font-weight-asian="normal" style:font-weight-complex="normal"/>
    </style:style>
    <style:style style:name="P72" style:family="paragraph" style:parent-style-name="Standard" style:list-style-name="L25">
      <style:text-properties fo:font-weight="normal" style:font-weight-asian="normal" style:font-weight-complex="normal"/>
    </style:style>
    <style:style style:name="P73" style:family="paragraph" style:parent-style-name="Standard" style:list-style-name="L30">
      <style:text-properties fo:font-weight="normal" style:font-weight-asian="normal" style:font-weight-complex="normal"/>
    </style:style>
    <style:style style:name="P74" style:family="paragraph" style:parent-style-name="Standard" style:list-style-name="L32">
      <style:text-properties fo:font-weight="normal" style:font-weight-asian="normal" style:font-weight-complex="normal"/>
    </style:style>
    <style:style style:name="P75" style:family="paragraph" style:parent-style-name="Standard" style:list-style-name="L25"/>
    <style:style style:name="P76" style:family="paragraph" style:parent-style-name="Standard" style:list-style-name="L26"/>
    <style:style style:name="P77" style:family="paragraph" style:parent-style-name="Standard" style:list-style-name="L27"/>
    <style:style style:name="P78" style:family="paragraph" style:parent-style-name="Standard" style:list-style-name="L27">
      <style:text-properties fo:font-style="normal" style:font-style-asian="normal" style:font-style-complex="normal"/>
    </style:style>
    <style:style style:name="T1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text-underline-style="none" style:font-size-asian="12pt" style:font-size-complex="12pt"/>
    </style:style>
    <style:style style:name="T3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5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7" style:family="text">
      <style:text-properties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8" style:family="tex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ndrew Zurn</text:p>
      <text:p text:style-name="P9">CS162 Material Index</text:p>
      <text:p text:style-name="P1">ClassLabs</text:p>
      <text:p text:style-name="P1"/>
      <text:p text:style-name="P4">EnumExample</text:p>
      <text:list xml:id="list1837818543" text:style-name="L1">
        <text:list-item>
          <text:p text:style-name="P12">Colors.java – Sets an ENUM class to be used in UseEnum.java</text:p>
        </text:list-item>
        <text:list-item>
          <text:p text:style-name="P12">UseEnum.java – General use of the SWITCH/CASE function and ENUM TYPES</text:p>
        </text:list-item>
      </text:list>
      <text:p text:style-name="P7">Labs1and2</text:p>
      <text:list xml:id="list544050707" text:style-name="L2">
        <text:list-item>
          <text:p text:style-name="P13">ComplexExample</text:p>
        </text:list-item>
        <text:list-item>
          <text:p text:style-name="P26">TestComplex.java – TEST CLASS for Complex.java</text:p>
          <text:list>
            <text:list-item>
              <text:p text:style-name="P13">complex</text:p>
              <text:list>
                <text:list-item>
                  <text:p text:style-name="P26">Complex.java – Makes use of the DOUBLE class for complex numbers</text:p>
                </text:list-item>
                <text:list-item>
                  <text:p text:style-name="P26">ComplexDivideByZeroRuntimeException.java – Exception when x/0</text:p>
                </text:list-item>
                <text:list-item>
                  <text:p text:style-name="P26">ComplexInterface.java -Interface implemented in Complex.java</text:p>
                </text:list-item>
              </text:list>
            </text:list-item>
          </text:list>
        </text:list-item>
        <text:list-item>
          <text:p text:style-name="P13">FirstDayStuff</text:p>
          <text:list>
            <text:list-item>
              <text:p text:style-name="P26">TryCollection.java – Implements and tests three collections, ARRAYLIST, TREESET, and HASHSET</text:p>
            </text:list-item>
          </text:list>
        </text:list-item>
        <text:list-item>
          <text:p text:style-name="P13">Geometry</text:p>
          <text:list>
            <text:list-item>
              <text:p text:style-name="P26">GlineSegment.java – Represents a line using Gpoint class</text:p>
            </text:list-item>
            <text:list-item>
              <text:p text:style-name="P26">GlineInterface.java – Interface passed to GlineSegment.java</text:p>
            </text:list-item>
            <text:list-item>
              <text:p text:style-name="P26">Gpoint.java – a class using a DOUBLE class and the this. function </text:p>
            </text:list-item>
            <text:list-item>
              <text:p text:style-name="P26">VericalLineRuntimeException.java – Exception class</text:p>
            </text:list-item>
          </text:list>
        </text:list-item>
        <text:list-item>
          <text:p text:style-name="P13">WhateverExample</text:p>
          <text:list>
            <text:list-item>
              <text:p text:style-name="P26">Whatever.java – A class to demonstrate Exception throwing and Comment use</text:p>
            </text:list-item>
            <text:list-item>
              <text:p text:style-name="P26">BadWhateverException.java -Exception class for Whatever.java use</text:p>
            </text:list-item>
          </text:list>
        </text:list-item>
      </text:list>
      <text:p text:style-name="P7">SetContruction</text:p>
      <text:list xml:id="list1397315764" text:style-name="L3">
        <text:list-item>
          <text:p text:style-name="P43">StackSet.java – Class that extends ZHLinkedStack&lt;T&gt; to represent a Set by use of a Stack</text:p>
        </text:list-item>
        <text:list-item>
          <text:p text:style-name="P43">TestStackSet.java – Test class for StackSet.java</text:p>
        </text:list-item>
        <text:list-item>
          <text:p text:style-name="P59"><text:span text:style-name="T1">zhstructures -</text:span><text:span text:style-name="T3">PLEASE REFER TO A LATER ZHSTRUCTURE PACKAGE</text:span></text:p>
        </text:list-item>
      </text:list>
      <text:p text:style-name="P7">StackIteratorTest</text:p>
      <text:list xml:id="list1874490731" text:style-name="L4">
        <text:list-item>
          <text:p text:style-name="P44">TestStack.java – Test class for Stack.java</text:p>
        </text:list-item>
        <text:list-item>
          <text:p text:style-name="P14">stack</text:p>
          <text:list>
            <text:list-item>
              <text:p text:style-name="P28">EmptyStackException.java – Exception class when a stack is empty</text:p>
            </text:list-item>
            <text:list-item>
              <text:p text:style-name="P28">LinkedStack.java – A Stack implemented with the use of the Node class</text:p>
            </text:list-item>
            <text:list-item>
              <text:p text:style-name="P28">LinkedStackIterator.java – Use of an ITERATOR on a LinkedStack, good structure use of an ITERATOR</text:p>
            </text:list-item>
            <text:list-item>
              <text:p text:style-name="P28">Node.java – A class to hold a value and a link to the next Node in a Stack</text:p>
            </text:list-item>
            <text:list-item>
              <text:p text:style-name="P28">SimpleStack.java – Interface with basic function of a Stack class</text:p>
            </text:list-item>
          </text:list>
        </text:list-item>
      </text:list>
      <text:p text:style-name="P5">Animation</text:p>
      <text:list xml:id="list1014772283" text:style-name="L20">
        <text:list-item>
          <text:p text:style-name="P67"><text:span text:style-name="T3">BouncingSmiley.java – class extending Animator</text:span></text:p>
        </text:list-item>
        <text:list-item>
          <text:p text:style-name="P67"><text:span text:style-name="T3">SmileyFace.java – class extending Gcompound for graphics</text:span></text:p>
        </text:list-item>
        <text:list-item>
          <text:p text:style-name="P67"><text:span text:style-name="T3">TestBouncingSmiley.java – class to run BouncingSmiley extending GraphicsProgram</text:span></text:p>
        </text:list-item>
      </text:list>
      <text:p text:style-name="P5">ClientServer</text:p>
      <text:list xml:id="list1338921518" text:style-name="L21">
        <text:list-item>
          <text:p text:style-name="P68"><text:span text:style-name="T6">AnimalServer.java – class that acts as a server for Client.java</text:span></text:p>
        </text:list-item>
        <text:list-item>
          <text:p text:style-name="P68"><text:span text:style-name="T6">Client.java – class that uses a BufferedReader(</text:span><text:span text:style-name="T7">Socket</text:span><text:span text:style-name="T6"> stream) to connect to a server</text:span></text:p>
        </text:list-item>
      </text:list>
      <text:p text:style-name="P5"><text:soft-page-break/>GuiStuff</text:p>
      <text:list xml:id="list1506437808" text:style-name="L22">
        <text:list-item>
          <text:p text:style-name="P69"><text:span text:style-name="T6">GraphicalObject.java – enum class</text:span></text:p>
        </text:list-item>
        <text:list-item>
          <text:p text:style-name="P69"><text:span text:style-name="T6">GUI2.java – class extending Jframe and implementing a FlowLayout</text:span></text:p>
        </text:list-item>
        <text:list-item>
          <text:p text:style-name="P69"><text:span text:style-name="T6">GUI_1.java – class extending FrameWindowController, good use of a menuBar</text:span></text:p>
        </text:list-item>
        <text:list-item>
          <text:p text:style-name="P69"><text:span text:style-name="T6">GUI_2.java – class extending Jframe, good ues of a menuBar</text:span></text:p>
        </text:list-item>
        <text:list-item>
          <text:p text:style-name="P69"><text:span text:style-name="T6">GUI_addButtonPanel.java -</text:span></text:p>
        </text:list-item>
        <text:list-item>
          <text:p text:style-name="P69"><text:span text:style-name="T6">GUI_addColor.java -</text:span></text:p>
        </text:list-item>
        <text:list-item>
          <text:p text:style-name="P69"><text:span text:style-name="T6">GUI_addCombo.java -</text:span></text:p>
        </text:list-item>
        <text:list-item>
          <text:p text:style-name="P69"><text:span text:style-name="T6">GUI_addRadioButtons.java – use of radio buttons</text:span></text:p>
        </text:list-item>
        <text:list-item>
          <text:p text:style-name="P69"><text:span text:style-name="T6">GUI_addSlider.java -</text:span></text:p>
        </text:list-item>
        <text:list-item>
          <text:p text:style-name="P69"><text:span text:style-name="T6">GUI_button.java -</text:span></text:p>
        </text:list-item>
        <text:list-item>
          <text:p text:style-name="P69"><text:span text:style-name="T6">GUI_buttonPanel.java -</text:span></text:p>
        </text:list-item>
        <text:list-item>
          <text:p text:style-name="P69"><text:span text:style-name="T6">GUI_menu.java -</text:span></text:p>
        </text:list-item>
        <text:list-item>
          <text:p text:style-name="P69"><text:span text:style-name="T6">GUI_menuBar.java -</text:span></text:p>
        </text:list-item>
        <text:list-item>
          <text:p text:style-name="P69"><text:span text:style-name="T6">HexCalculator.java – class extending Jframe to create a calculator</text:span></text:p>
        </text:list-item>
        <text:list-item>
          <text:p text:style-name="P69"><text:span text:style-name="T6">MyTurtle.java – class extending Gcompound to create a turtle and GUI</text:span></text:p>
        </text:list-item>
        <text:list-item>
          <text:p text:style-name="P69"><text:span text:style-name="T6">PlayWithGUI.java - </text:span></text:p>
        </text:list-item>
        <text:list-item>
          <text:p text:style-name="P69"><text:span text:style-name="T6">PopupAndMouseListener.java - This program illustrates the use of popup menus and MouseListener.</text:span></text:p>
        </text:list-item>
        <text:list-item>
          <text:p text:style-name="P69"><text:span text:style-name="T6">ScrollingPaneGUI.java -</text:span></text:p>
        </text:list-item>
        <text:list-item>
          <text:p text:style-name="P69"><text:span text:style-name="T6">SliderColor.java -</text:span></text:p>
        </text:list-item>
        <text:list-item>
          <text:p text:style-name="P69"><text:span text:style-name="T6">TestActionListener.java -</text:span></text:p>
        </text:list-item>
        <text:list-item>
          <text:p text:style-name="P69"><text:span text:style-name="T6">TestJOptionMessage.java – a class to test the JoptionPane, a popup message box</text:span></text:p>
        </text:list-item>
        <text:list-item>
          <text:p text:style-name="P69"><text:span text:style-name="T6">TryButtons.java -</text:span></text:p>
        </text:list-item>
        <text:list-item>
          <text:p text:style-name="P69"><text:span text:style-name="T6">TryGUIs.java – class using GraphicsProgram and different GUI components</text:span></text:p>
        </text:list-item>
        <text:list-item>
          <text:p text:style-name="P69"><text:span text:style-name="T6">TryMenus.java – very good use of menus</text:span></text:p>
        </text:list-item>
        <text:list-item>
          <text:p text:style-name="P69"><text:span text:style-name="T6">TrySlider.java -</text:span></text:p>
        </text:list-item>
      </text:list>
      <text:p text:style-name="P5">ShortestPath</text:p>
      <text:list xml:id="list717944596" text:style-name="L23">
        <text:list-item>
          <text:p text:style-name="P70"><text:span text:style-name="T6">TestAllPairs.java - </text:span></text:p>
        </text:list-item>
        <text:list-item>
          <text:p text:style-name="P62"><text:span text:style-name="T2">Graphs</text:span></text:p>
          <text:list>
            <text:list-item>
              <text:p text:style-name="P62"><text:span text:style-name="T6">FileChooser.java – class that opens a pop up menu to choose a file to open a scanner on</text:span></text:p>
            </text:list-item>
            <text:list-item>
              <text:p text:style-name="P62"><text:span text:style-name="T6">LabeledGraphInterface.java – interface for LabeledGraph</text:span></text:p>
            </text:list-item>
            <text:list-item>
              <text:p text:style-name="P62"><text:span text:style-name="T6">Pair.java – a class that holds two items</text:span></text:p>
            </text:list-item>
            <text:list-item>
              <text:p text:style-name="P62"><text:span text:style-name="T6">WeightedGraph.java – a class extending LabeledGraph, holding a weight to each edge between vertices</text:span></text:p>
            </text:list-item>
          </text:list>
        </text:list-item>
      </text:list>
      <text:p text:style-name="P5">SimpleBrowser</text:p>
      <text:list xml:id="list506830130" text:style-name="L24">
        <text:list-item>
          <text:p text:style-name="P71"><text:span text:style-name="T6">SimpleBrowser.java – a class that implements HyperLinkListener to access the internet</text:span></text:p>
        </text:list-item>
      </text:list>
      <text:p text:style-name="P5">Sorts</text:p>
      <text:list xml:id="list630102292" text:style-name="L25">
        <text:list-item>
          <text:p text:style-name="P72"><text:span text:style-name="T6">PartitionExample.java – a class to hold a partition for a quicksort</text:span></text:p>
        </text:list-item>
        <text:list-item>
          <text:p text:style-name="P75"><text:span text:style-name="T3">PartitionExample2.java - a class to hold a partition for a quicksort</text:span></text:p>
        </text:list-item>
        <text:list-item>
          <text:p text:style-name="P72"><text:span text:style-name="T6">Sorts.java – a class that has various forms of sorting methods.</text:span></text:p>
        </text:list-item>
      </text:list>
      <text:p text:style-name="P5">SynchStuff</text:p>
      <text:list xml:id="list258804238" text:style-name="L26">
        <text:list-item>
          <text:p text:style-name="P76"><text:span text:style-name="T3">AmountHolder.java – a class using “public </text:span><text:span text:style-name="T8">synchronized</text:span><text:span text:style-name="T3"> ...” method to curb parallel processing</text:span></text:p>
        </text:list-item>
        <text:list-item>
          <text:p text:style-name="P76"><text:span text:style-name="T3">RaceCondition.java - </text:span></text:p>
        </text:list-item>
        <text:list-item>
          <text:p text:style-name="P76"><text:span text:style-name="T3">ThreadLauncher.java -</text:span></text:p>
        </text:list-item>
      </text:list>
      <text:p text:style-name="P8"/>
      <text:p text:style-name="P1"><text:soft-page-break/>Homework</text:p>
      <text:p text:style-name="P2"/>
      <text:p text:style-name="P7">MiniAssignment1</text:p>
      <text:list xml:id="list89688309" text:style-name="L5">
        <text:list-item>
          <text:p text:style-name="P45">NumProdcut.java – Class use of a SCANNER and ARRAYLIST</text:p>
        </text:list-item>
        <text:list-item>
          <text:p text:style-name="P45">SimpleLoops.java – Class using simple FOR LOOPS</text:p>
        </text:list-item>
      </text:list>
      <text:p text:style-name="P7">MiniAssignment2</text:p>
      <text:list xml:id="list806705813" text:style-name="L6">
        <text:list-item>
          <text:p text:style-name="P46">PalindromeTest.java – Class to test Palindrome.java</text:p>
        </text:list-item>
        <text:list-item>
          <text:p text:style-name="P15">palindrome</text:p>
          <text:list>
            <text:list-item>
              <text:p text:style-name="P29">Palindrome.java – Class using a STACK to reverse a given world and return</text:p>
            </text:list-item>
          </text:list>
        </text:list-item>
      </text:list>
      <text:p text:style-name="P7">MiniAssignment3</text:p>
      <text:list xml:id="list1367114341" text:style-name="L7">
        <text:list-item>
          <text:p text:style-name="P47">PostfixTest.java – Class to test Postfix.java</text:p>
        </text:list-item>
        <text:list-item>
          <text:p text:style-name="P16">arrayStack</text:p>
          <text:list>
            <text:list-item>
              <text:p text:style-name="P30">ArrayStack.java – A class that creates a STACK out of an ARRAYLIST</text:p>
            </text:list-item>
            <text:list-item>
              <text:p text:style-name="P30">ArrayStackInterface.java – Interface implemented in ArrayStack.java</text:p>
            </text:list-item>
            <text:list-item>
              <text:p text:style-name="P30">EmptyQueueException.java – Exception thrown when queue is empty</text:p>
            </text:list-item>
          </text:list>
        </text:list-item>
        <text:list-item>
          <text:p text:style-name="P16">postfix</text:p>
          <text:list>
            <text:list-item>
              <text:p text:style-name="P30">Postfix.java – Class to eveluate Postfix expressions using a TREEMAP</text:p>
            </text:list-item>
          </text:list>
        </text:list-item>
      </text:list>
      <text:p text:style-name="P10"/>
      <text:p text:style-name="P1">Lab</text:p>
      <text:p text:style-name="P8"/>
      <text:p text:style-name="P7">Lab01</text:p>
      <text:list xml:id="list466137512" text:style-name="L8">
        <text:list-item>
          <text:p text:style-name="P55">DivideByZeroRuntimeException.java – Exception thrown when x/0</text:p>
        </text:list-item>
        <text:list-item>
          <text:p text:style-name="P55">Fraction.java – A Interface to define a Fraciton class</text:p>
        </text:list-item>
        <text:list-item>
          <text:p text:style-name="P55">Tank.java – An interface to define a Tank holding class</text:p>
        </text:list-item>
        <text:list-item>
          <text:p text:style-name="P23">WhateverExcample</text:p>
          <text:list>
            <text:list-item>
              <text:p text:style-name="P38">Whatever.java – A class to demonstrate Exception throwing and Comment use</text:p>
            </text:list-item>
            <text:list-item>
              <text:p text:style-name="P38">BadWhateverException.java – Exception thrown</text:p>
            </text:list-item>
          </text:list>
        </text:list-item>
      </text:list>
      <text:p text:style-name="P7">Lab02</text:p>
      <text:list xml:id="list1552783110" text:style-name="L9">
        <text:list-item>
          <text:p text:style-name="P48">TankTest.java – Test class for tank.java</text:p>
        </text:list-item>
        <text:list-item>
          <text:p text:style-name="P17">tank</text:p>
          <text:list>
            <text:list-item>
              <text:p text:style-name="P31">DoubleTank.java – Creates a DoubleTank implement Tank, demonstrate Exception throwing</text:p>
            </text:list-item>
            <text:list-item>
              <text:p text:style-name="P31">Tank.java – Interface to be implemented in DoubleTank.java</text:p>
            </text:list-item>
          </text:list>
        </text:list-item>
      </text:list>
      <text:p text:style-name="P7">Lab03</text:p>
      <text:list xml:id="list1521638724" text:style-name="L10">
        <text:list-item>
          <text:p text:style-name="P56">IntFractionTest.java -Test class to test the use of IntFraction.java</text:p>
        </text:list-item>
        <text:list-item>
          <text:p text:style-name="P56">fraction</text:p>
          <text:list>
            <text:list-item>
              <text:p text:style-name="P39">Fraction.java – Interface used in IntFraction.java</text:p>
            </text:list-item>
            <text:list-item>
              <text:p text:style-name="P65">IntFaction.java – Class to demonstrate the used of a CLASS BEING USED INSIDE ITSELF</text:p>
            </text:list-item>
          </text:list>
        </text:list-item>
      </text:list>
      <text:p text:style-name="P7">Lab04</text:p>
      <text:list xml:id="list1618409704" text:style-name="L11">
        <text:list-item>
          <text:p text:style-name="P49">PostfixTest.java – Test class for Postfix.java</text:p>
        </text:list-item>
        <text:list-item>
          <text:p text:style-name="P18">postfix</text:p>
          <text:list>
            <text:list-item>
              <text:p text:style-name="P32">Postfix.java – Evaluates a Postfix expression, use of a TREEMAP, and STACK</text:p>
            </text:list-item>
          </text:list>
        </text:list-item>
      </text:list>
      <text:p text:style-name="P7">Lab05</text:p>
      <text:list xml:id="list1013910658" text:style-name="L12">
        <text:list-item>
          <text:p text:style-name="P50">PostfixTest.java – Test class for Postfix.java</text:p>
        </text:list-item>
        <text:list-item>
          <text:p text:style-name="P19">postfix</text:p>
          <text:list>
            <text:list-item>
              <text:p text:style-name="P33"><text:soft-page-break/>Postfix.java – Test class to evaluate an infix expression to postfix and evaluate</text:p>
            </text:list-item>
          </text:list>
        </text:list-item>
      </text:list>
      <text:p text:style-name="P7">Lab06</text:p>
      <text:list xml:id="list1069633578" text:style-name="L13">
        <text:list-item>
          <text:p text:style-name="P51">C__Interpreter.java - A class that uses a SCANNER, ARRAYLIST, POSTFIX, TREEMAP to translate a C-- program to Java</text:p>
        </text:list-item>
        <text:list-item>
          <text:p text:style-name="P51">C__Interpreter2.java – A class that uses a SCANNER, ARRAYLIST, POSTFIX, TREEMAP to translate a C-- program to Java</text:p>
        </text:list-item>
        <text:list-item>
          <text:p text:style-name="P51">PopUpInput.java – Class to used a JoptionPane for user input and parseX fucntion</text:p>
        </text:list-item>
      </text:list>
      <text:p text:style-name="P7"/>
      <text:p text:style-name="P7">Lab07</text:p>
      <text:list xml:id="list2162971187" text:style-name="L14">
        <text:list-item>
          <text:p text:style-name="P58">TestPriorityQueue.java – Test class for PriorityQueue.java (ARRAY)</text:p>
        </text:list-item>
        <text:list-item>
          <text:p text:style-name="P58">TestQueue.java – Test class for Queue.java</text:p>
        </text:list-item>
        <text:list-item>
          <text:p text:style-name="P25">queue</text:p>
          <text:list>
            <text:list-item>
              <text:p text:style-name="P41">EmptyQueueException.java – Exception thrown when the queue is empty</text:p>
            </text:list-item>
            <text:list-item>
              <text:p text:style-name="P41">LinkedQueue.java – Uses NODE&lt;T&gt; to construct a Queue</text:p>
            </text:list-item>
            <text:list-item>
              <text:p text:style-name="P41">Node.java – Class used to hold a value and the location of the next Node</text:p>
            </text:list-item>
            <text:list-item>
              <text:p text:style-name="P41">SimpleQueue.java – Interface implemented in LinkedQueue.java</text:p>
            </text:list-item>
          </text:list>
        </text:list-item>
        <text:list-item>
          <text:p text:style-name="P25">priorityqueue</text:p>
          <text:list>
            <text:list-item>
              <text:p text:style-name="P41">ArrayPriorityQueue.java - <text:s/>Used an ARRAYLIST to construct a Priority Queue</text:p>
            </text:list-item>
            <text:list-item>
              <text:p text:style-name="P41">EmptyQueueException.java - Exception thrown when the queue is empty</text:p>
            </text:list-item>
            <text:list-item>
              <text:p text:style-name="P41">PriorityQueueInterface.java – Interface implemented in ArrayPriorityQueue.java</text:p>
            </text:list-item>
          </text:list>
        </text:list-item>
      </text:list>
      <text:p text:style-name="P7">Lab08</text:p>
      <text:list xml:id="list734522781" text:style-name="L15">
        <text:list-item>
          <text:p text:style-name="P52">TestPriorityQueue.java – Test class for test PriorityQueues</text:p>
        </text:list-item>
        <text:list-item>
          <text:p text:style-name="P20">priorityqueue</text:p>
          <text:list>
            <text:list-item>
              <text:p text:style-name="P34">ArrayPriorityQueue.java - Used an ARRAYLIST to construct a Priority Queue</text:p>
            </text:list-item>
            <text:list-item>
              <text:p text:style-name="P34">EmptyQueueException.java - Exception thrown when the queue is empty</text:p>
            </text:list-item>
            <text:list-item>
              <text:p text:style-name="P34">MHPriorityQueue.java – Used a MAXHEAP structure with an ARRAYLIST to create a Priority Queue</text:p>
            </text:list-item>
            <text:list-item>
              <text:p text:style-name="P34">Node.java – A class that holds a value and the location of the next Node</text:p>
            </text:list-item>
            <text:list-item>
              <text:p text:style-name="P34">PriorityQueueInterface.java – Interface implemented by MHPriorityQueue.java and ArrayPriorityQueue.java</text:p>
            </text:list-item>
          </text:list>
        </text:list-item>
      </text:list>
      <text:p text:style-name="P7">Lab09</text:p>
      <text:list xml:id="list1546450284" text:style-name="L16">
        <text:list-item>
          <text:p text:style-name="P53">GrocerySimulation.java – A class to run a Grocery Store Simulation, making use of a PRIORITYQUEUE and regular QUEUEs</text:p>
        </text:list-item>
        <text:list-item>
          <text:p text:style-name="P21">priorityqueue</text:p>
          <text:list>
            <text:list-item>
              <text:p text:style-name="P35">ArrivalEvent.java – A class that holds the time arrived and items</text:p>
            </text:list-item>
            <text:list-item>
              <text:p text:style-name="P35">DepartureEvent.java – a class to hold the checkout time, time arrived, items, and queue placement</text:p>
            </text:list-item>
            <text:list-item>
              <text:p text:style-name="P35">Event.java – An ABSTRACT class extended by Arrival Event and Departure Event.java</text:p>
            </text:list-item>
            <text:list-item>
              <text:p text:style-name="P35">PriorityQueueInterface.java – Interface implemented in HeapPriorityQueue.class</text:p>
            </text:list-item>
          </text:list>
        </text:list-item>
        <text:list-item>
          <text:p text:style-name="P21">fileStuff</text:p>
          <text:list>
            <text:list-item>
              <text:p text:style-name="P35">FileChooser.java – A class the uses a JfileChooser to select a file and read it</text:p>
            </text:list-item>
          </text:list>
        </text:list-item>
      </text:list>
      <text:p text:style-name="P7">Lab10</text:p>
      <text:list xml:id="list475818972" text:style-name="L17">
        <text:list-item>
          <text:p text:style-name="P57">BSTTester.java – A class to test a BinarySearchTree</text:p>
        </text:list-item>
        <text:list-item>
          <text:p text:style-name="P24">zhstructures</text:p>
          <text:list>
            <text:list-item>
              <text:p text:style-name="P40">ZHBinarySearchTree.java – Interface implemented by ZHLinkedBinarySearchTree.java</text:p>
            </text:list-item>
            <text:list-item>
              <text:p text:style-name="P40">ZHBinaryTreeStructure.java – Abstract class extended by ZHLinkedBinarySearchTree.java, <text:soft-page-break/>uses an ITERATOR to traverse in different ways</text:p>
            </text:list-item>
            <text:list-item>
              <text:p text:style-name="P40">ZHCollection.java – Interface to be impelemented by ZHBinarySearchTree.java</text:p>
            </text:list-item>
            <text:list-item>
              <text:p text:style-name="P40">ZHComponentState.java – ENUM CLASS that sets up two different states of a class, uses in ZHBinaryTreeStructure.java</text:p>
            </text:list-item>
            <text:list-item>
              <text:p text:style-name="P40">ZHLinkedBinarySearchTree.java – view ZHBinaryTreeStructure, creates a Binary Search Tree</text:p>
            </text:list-item>
            <text:list-item>
              <text:p text:style-name="P40">ZHQueue.java – Interface to be used in ZHLinkedQueue.class</text:p>
            </text:list-item>
            <text:list-item>
              <text:p text:style-name="P40">ZHSet.java – Interface of a Set</text:p>
            </text:list-item>
          </text:list>
        </text:list-item>
      </text:list>
      <text:p text:style-name="P7">Lab11</text:p>
      <text:list xml:id="list1860974026" text:style-name="L18">
        <text:list-item>
          <text:p text:style-name="P54">TestTreeSet.java – Test class of ZHTreeSet.java</text:p>
        </text:list-item>
        <text:list-item>
          <text:p text:style-name="P22">temp1</text:p>
          <text:list>
            <text:list-item>
              <text:p text:style-name="P36">TestStackSet.java – Test class of ZHTreeset.java</text:p>
            </text:list-item>
            <text:list-item>
              <text:p text:style-name="P36">ZHTreeSet.java – refer to JavaPackages zhstructures</text:p>
            </text:list-item>
            <text:list-item>
              <text:p text:style-name="P36">ELSE – REFER TO ZHSTRUCTURES IN LAB09 OR JAVA PACKAGES</text:p>
            </text:list-item>
          </text:list>
        </text:list-item>
      </text:list>
      <text:p text:style-name="P5">Lab 12</text:p>
      <text:list xml:id="list1638195492" text:style-name="L27">
        <text:list-item>
          <text:p text:style-name="P77"><text:span text:style-name="T3">TreeMapTest.java – a class testing the ZHTreeMap class</text:span></text:p>
        </text:list-item>
        <text:list-item>
          <text:p text:style-name="P60"><text:span text:style-name="T1">zhstructures</text:span></text:p>
          <text:list>
            <text:list-item>
              <text:p text:style-name="P78"><text:span text:style-name="T1">ZHTreeMap.java - uses a BinarySearchTree&lt;ZHCompPair&lt;KeyType,ValueType&gt;&gt; to hold the key-value pairs.</text:span></text:p>
            </text:list-item>
          </text:list>
        </text:list-item>
      </text:list>
      <text:p text:style-name="P5">Lab13</text:p>
      <text:list xml:id="list1453794759" text:style-name="L28">
        <text:list-item>
          <text:p text:style-name="P63"><text:span text:style-name="T2">Multiple uses of TreeMap, Scanners, Thread Input and Output Streams</text:span></text:p>
        </text:list-item>
        <text:list-item>
          <text:p text:style-name="P63"><text:span text:style-name="T2">FileChooser use when opening a file</text:span></text:p>
        </text:list-item>
        <text:list-item>
          <text:p text:style-name="P63"><text:span text:style-name="T2">All within Lab13a</text:span></text:p>
        </text:list-item>
      </text:list>
      <text:p text:style-name="P5">Lab14</text:p>
      <text:list xml:id="list59035669" text:style-name="L29">
        <text:list-item>
          <text:p text:style-name="P61"><text:span text:style-name="T1">Graphs – Reference Graphs inside of ShortestPath of the ClassLabs</text:span></text:p>
          <text:list>
            <text:list-item>
              <text:p text:style-name="P61"><text:span text:style-name="T3">FileChooser.java -</text:span></text:p>
            </text:list-item>
            <text:list-item>
              <text:p text:style-name="P61"><text:span text:style-name="T3">LabeledGraphInterface.java -</text:span></text:p>
            </text:list-item>
            <text:list-item>
              <text:p text:style-name="P61"><text:span text:style-name="T3">Pair.java -</text:span></text:p>
            </text:list-item>
            <text:list-item>
              <text:p text:style-name="P61"><text:span text:style-name="T3">WeightedGraph.java – BreadthFirst and DepthFirst traversals</text:span></text:p>
            </text:list-item>
            <text:list-item>
              <text:p text:style-name="P61"><text:span text:style-name="T3">WeightedTester.java -</text:span></text:p>
            </text:list-item>
          </text:list>
        </text:list-item>
      </text:list>
      <text:p text:style-name="P5">Lab15</text:p>
      <text:list xml:id="list1352949885" text:style-name="L30">
        <text:list-item>
          <text:p text:style-name="P73"><text:span text:style-name="T6">ClientGUI.java – a class using a GUI, and bufferedreader and printwriter with a socket to access a mail server</text:span></text:p>
        </text:list-item>
      </text:list>
      <text:p text:style-name="P5">Lab16</text:p>
      <text:list xml:id="list776940985" text:style-name="L31">
        <text:list-item>
          <text:p text:style-name="P64"><text:span text:style-name="T2">Reference Lab15</text:span></text:p>
        </text:list-item>
      </text:list>
      <text:p text:style-name="P5">Lab17</text:p>
      <text:list xml:id="list244104791" text:style-name="L32">
        <text:list-item>
          <text:p text:style-name="P74"><text:span text:style-name="T6">Sorts.java – class holding various methods of sorting include QuickSort</text:span></text:p>
        </text:list-item>
        <text:list-item>
          <text:p text:style-name="P74"><text:span text:style-name="T6">testSorts.java – test class for Sorts.java</text:span></text:p>
        </text:list-item>
      </text:list>
      <text:p text:style-name="P6"/>
      <text:p text:style-name="P5">zhstructures (JavaPackage)</text:p>
      <text:list xml:id="list1876159045" text:style-name="L19">
        <text:list-item>
          <text:p text:style-name="P66"><text:span text:style-name="T3">ZHBinarySearchTree.java - </text:span><text:span text:style-name="T4">Interface implemented by ZHLinkedBinarySearchTree.java</text:span></text:p>
        </text:list-item>
        <text:list-item>
          <text:p text:style-name="P66"><text:span text:style-name="T3">ZHBinaryTreeStructure.java - </text:span><text:span text:style-name="T4">Abstract class extended by ZHLinkedBinarySearchTree.java, uses an ITERATOR to traverse in different ways</text:span></text:p>
        </text:list-item>
        <text:list-item>
          <text:p text:style-name="P66"><text:span text:style-name="T3">ZHCollection.java - </text:span><text:span text:style-name="T4">Interface to be impelemented by ZHBinarySearchTree.java</text:span></text:p>
        </text:list-item>
        <text:list-item>
          <text:p text:style-name="P66"><text:span text:style-name="T3">ZHComponentState.java - </text:span><text:span text:style-name="T4">ENUM CLASS that sets up two different states of a class, uses in ZHBinaryTreeStructure</text:span></text:p>
        </text:list-item>
        <text:list-item>
          <text:p text:style-name="P37"><text:soft-page-break/>ZHCompPair.java – A class to create a Pair&lt;Key, Value&gt;, which can compare two keys</text:p>
        </text:list-item>
        <text:list-item>
          <text:p text:style-name="P66"><text:span text:style-name="T3">ZHLinkedBinarySearchTree.java - </text:span><text:span text:style-name="T4">view ZHBinaryTreeStructure, creates a Binary Search Tree</text:span></text:p>
        </text:list-item>
        <text:list-item>
          <text:p text:style-name="P66"><text:span text:style-name="T3">ZHQueue.java -</text:span><text:span text:style-name="T4">Interface to be used in ZHLinkedQueue.class</text:span></text:p>
        </text:list-item>
        <text:list-item>
          <text:p text:style-name="P66"><text:span text:style-name="T3">ZHSet.java -</text:span><text:span text:style-name="T4">Interface of a Set</text:span></text:p>
        </text:list-item>
        <text:list-item>
          <text:p text:style-name="P37">ZHStack.java – Interface of a Stack</text:p>
        </text:list-item>
        <text:list-item>
          <text:p text:style-name="P37">ZHTreeSet.java – A class that uses a LinkedBinarySearchTree to create a Set, Good examples of FOR EACH LOOPS</text:p>
        </text:list-item>
        <text:list-item>
          <text:p text:style-name="P66"><text:span text:style-name="T3">ZHTreeMap.java - uses a BinarySearchTree&lt;ZHCompPair&lt;KeyType,ValueType&gt;&gt; to hold the key-value pairs.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3">Quick References for Lab Quiz 1</text:p>
      <text:p text:style-name="P5"/>
      <text:p text:style-name="P5">Structures</text:p>
      <text:p text:style-name="P5"><text:tab/><text:span text:style-name="T9">Stack – MiniAssignment2, Lab4</text:span></text:p>
      <text:p text:style-name="P6"><text:tab/>Queue – Lab7, Lab9</text:p>
      <text:p text:style-name="P6"><text:tab/>PriorityQueue <text:s/>- Lab7, Lab8, Lab9</text:p>
      <text:p text:style-name="P6"><text:tab/>MaxHeapPriorityQueue - Lab8</text:p>
      <text:p text:style-name="P6"><text:tab/>BinarySearchTree – Lab 10, Lab 11</text:p>
      <text:p text:style-name="P6"><text:tab/>BinaryTree – No real use... Yet</text:p>
      <text:p text:style-name="P6"><text:tab/>TreeMap - Lab13</text:p>
      <text:p text:style-name="P6"><text:tab/>TreeSet – Lab14 (WeightedGraph)</text:p>
      <text:p text:style-name="P6"/>
      <text:p text:style-name="P5">For Each Loops</text:p>
      <text:p text:style-name="P11"><text:span text:style-name="T2"><text:tab/></text:span><text:span text:style-name="T1">JavaPackages/zhstructures/ZHTreeSet.jav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Zurn</meta:initial-creator>
    <meta:creation-date>2011-03-09T19:37:20</meta:creation-date>
    <dc:date>2011-05-05T19:48:58</dc:date>
    <dc:creator>Andrew Zurn</dc:creator>
    <meta:editing-duration>PT05H37M31S</meta:editing-duration>
    <meta:editing-cycles>14</meta:editing-cycles>
    <meta:generator>OpenOffice.org/3.2$Unix OpenOffice.org_project/320m12$Build-9483</meta:generator>
    <meta:document-statistic meta:table-count="0" meta:image-count="0" meta:object-count="0" meta:page-count="6" meta:paragraph-count="222" meta:word-count="1557" meta:character-count="10237"/>
  </office:meta>
</office:document-meta>
</file>